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11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yload D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2]+[.C3]"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formula="of:=1/[.C5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4]*[.C5]"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od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mbol period (s)</text:p>
          </table:table-cell>
          <table:table-cell table:style-name="ce2" table:formula="of:=1/[.C11]" office:value-type="float" office:value="0.0133333333333333" calcext:value-type="float">
            <text:p>0.013</text:p>
          </table:table-cell>
        </table:table-row>
        <table:table-row table:style-name="ro1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ata symbols/frame</text:p>
          </table:table-cell>
          <table:table-cell table:formula="of:=[.C14]*[.C15]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Data bits/frame</text:p>
          </table:table-cell>
          <table:table-cell table:formula="of:=[.C16]*2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Vocoder frames/modem frame</text:p>
          </table:table-cell>
          <table:table-cell table:formula="of:=[.C17]/[.C7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otal Symbols/frame</text:p>
          </table:table-cell>
          <table:table-cell table:formula="of:=([.C13]+[.C14])*[.C15]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table:formula="of:=([.C13]+[.C14])*[.C10]" office:value-type="float" office:value="0.0799999999999998" calcext:value-type="float">
            <text:p>0.08</text:p>
          </table:table-cell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style-name="ce3" table:formula="of:=1/[.C20]" office:value-type="float" office:value="12.5" calcext:value-type="float">
            <text:p>12.5</text:p>
          </table:table-cell>
        </table:table-row>
        <table:table-row table:style-name="ro1">
          <table:table-cell/>
          <table:table-cell office:value-type="string" calcext:value-type="string">
            <text:p>data bit rate/frame</text:p>
          </table:table-cell>
          <table:table-cell table:style-name="ce3" table:formula="of:=[.C16]*2/[.C20]" office:value-type="float" office:value="700" calcext:value-type="float">
            <text:p>700.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xcess BW factor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Carrier bandwidth</text:p>
          </table:table-cell>
          <table:table-cell table:formula="of:=[.C11]*(1+[.C24])" office:value-type="float" office:value="112.5" calcext:value-type="float">
            <text:p>112.5</text:p>
          </table:table-cell>
        </table:table-row>
        <table:table-row table:style-name="ro1">
          <table:table-cell/>
          <table:table-cell office:value-type="string" calcext:value-type="string">
            <text:p>Total signal bandwidth</text:p>
          </table:table-cell>
          <table:table-cell table:formula="of:=[.C15]*[.C25]" office:value-type="float" office:value="787.5" calcext:value-type="float">
            <text:p>787.5</text:p>
          </table:table-cell>
        </table:table-row>
        <table:table-row table:style-name="ro1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otal BW with diversity</text:p>
          </table:table-cell>
          <table:table-cell table:formula="of:=[.C27]*[.C26]" office:value-type="float" office:value="1575" calcext:value-type="float">
            <text:p>1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1" number:min-integer-digits="1"/>
    </number:number-style>
    <number:number-style style:name="N109">
      <number:number number:decimal-places="12" number:min-integer-digits="1"/>
    </number:number-style>
    <number:number-style style:name="N110">
      <number:number number:decimal-places="13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08:43:52.925737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5-05-28T08:48:02.773584492</dc:date>
    <meta:editing-duration>PT9H44M40S</meta:editing-duration>
    <meta:editing-cycles>4</meta:editing-cycles>
    <meta:generator>LibreOffice/4.2.8.2$Linux_X86_64 LibreOffice_project/420m0$Build-2</meta:generator>
    <meta:document-statistic meta:table-count="1" meta:cell-count="48" meta:object-count="0"/>
  </office:meta>
</office:document-meta>
</file>